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8.754cm" fo:margin-right="0cm" fo:text-indent="1.251cm" style:auto-text-indent="false"/>
    </style:style>
    <style:style style:name="P6" style:family="paragraph" style:parent-style-name="Standard">
      <style:text-properties fo:color="#000000" loext:opacity="100%"/>
    </style:style>
    <style:style style:name="T1" style:family="text">
      <style:text-properties fo:color="#000000" loext:opacity="100%" style:font-name="Arial" fo:font-size="15pt" fo:font-weight="bold" style:font-size-asian="15pt" style:font-weight-asian="bold"/>
    </style:style>
    <style:style style:name="T2" style:family="text">
      <style:text-properties fo:color="#000000" loext:opacity="100%" style:font-name="Arial" fo:font-size="15pt" style:font-size-asian="15pt"/>
    </style:style>
    <style:style style:name="T3" style:family="text">
      <style:text-properties fo:color="#000000" loext:opacity="100%" style:font-name="Arial" fo:font-size="14pt" fo:font-weight="bold" fo:background-color="#ffffff" loext:char-shading-value="0" style:font-size-asian="14pt" style:font-weight-asian="bold" style:font-name-complex="Arial1" style:font-size-complex="14pt"/>
    </style:style>
    <style:style style:name="T4" style:family="text">
      <style:text-properties fo:color="#000000" loext:opacity="100%" style:font-name="Arial" fo:font-size="14pt" fo:font-weight="bold" style:font-size-asian="14pt" style:font-weight-asian="bold"/>
    </style:style>
    <style:style style:name="T5" style:family="text">
      <style:text-properties fo:color="#000000" loext:opacity="100%" style:font-name="Arial" fo:font-size="11pt" fo:background-color="#ffffff" loext:char-shading-value="0" style:font-size-asian="11pt" style:font-name-complex="Arial1" style:font-size-complex="11pt"/>
    </style:style>
    <style:style style:name="T6" style:family="text">
      <style:text-properties fo:color="#000000" loext:opacity="100%" style:font-name="Arial" fo:font-size="11pt" style:font-size-asian="11pt" style:font-name-complex="Arial1" style:font-size-complex="11pt"/>
    </style:style>
    <style:style style:name="T7" style:family="text">
      <style:text-properties fo:color="#000000" loext:opacity="100%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color="#990000" loext:opacity="100%" style:font-name="Arial" fo:font-size="14pt" fo:font-weight="bold" style:font-size-asian="14pt" style:font-weight-asian="bold"/>
    </style:style>
    <style:style style:name="T10" style:family="text">
      <style:text-properties fo:color="#000080" loext:opacity="100%" style:font-name="Arial" fo:font-size="14pt" fo:font-weight="bold" style:font-size-asian="14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de Análisis DAFO</text:span></text:p>
      <text:p text:style-name="Standard"/>
      <text:p text:style-name="P2"><text:span text:style-name="T2">Una micro empresa con dos trabajadores, que vende pan, se </text:span></text:p>
      <text:p text:style-name="P1"><text:span text:style-name="T2">encuentra situada desde hace dos años en un barrio residencial de nueva creación. Ha conseguido una clientela fija. Se financia con pequeños créditos, y con lo que consigue a través de su autofinanciación. Dispensa una atención personalizada, muy valorada por los clientes. Se rumorea que se va a implantar en la misma calle una franquicia, con bastantes recursos financieros, un local grande, y que ofrecerá muchos tipos tanto de panadería como repostería.</text:span><text:span text:style-name="T2"/></text:p>
      <text:p text:style-name="P1"><text:span text:style-name="T2"><text:s/>Realizar un análisis DAFO de esta micro empresa.</text:span></text:p>
      <text:p text:style-name="Standard"/>
      <text:p text:style-name="Standard"/>
      <text:p text:style-name="Standard"/>
      <text:p text:style-name="Standard"/>
      <text:p text:style-name="P3"><text:span text:style-name="T3">Matriz DAFO</text:span><text:span text:style-name="T3"/></text:p>
      <text:p text:style-name="P4"/>
      <text:p text:style-name="Standard"><text:span text:style-name="T9"><text:s text:c="6"/>DEBILIDADES<text:tab/><text:tab/><text:tab/><text:tab/><text:tab/>AMENAZAS</text:span></text:p>
      <text:p text:style-name="Standard"><text:span text:style-name="T5">-Falta de recursos<text:tab/><text:tab/><text:tab/><text:tab/><text:tab/><text:tab/>-Implantacion de otra empresa </text:span><text:span text:style-name="T6"><text:line-break/></text:span><text:span text:style-name="T5">-Falta de diferenciación del producto<text:tab/><text:tab/><text:tab/>Empresa con más recursos</text:span><text:span text:style-name="T6"><text:line-break/></text:span><text:span text:style-name="T5">-Instalaciones menos actuales, no de diseño<text:tab/><text:tab/>Mayor cartera de productos</text:span><text:span text:style-name="T6"><text:line-break/></text:span><text:tab/><text:tab/><text:tab/><text:tab/><text:tab/><text:tab/><text:tab/><text:tab/>Instalaciones modernas, de diseño</text:p>
      <text:p text:style-name="Standard"/>
      <text:p text:style-name="Standard"/>
      <text:p text:style-name="Standard"/>
      <text:p text:style-name="Standard"/>
      <text:p text:style-name="Standard"><text:span text:style-name="T10"><text:s text:c="4"/>FORTALEZAS<text:tab/><text:tab/><text:tab/><text:tab/><text:tab/>OPORTUNIDADES</text:span><text:span text:style-name="T10"/></text:p>
      <text:p text:style-name="Standard"><text:span text:style-name="T5">-Buena imagen<text:tab/><text:tab/><text:tab/><text:tab/><text:tab/><text:tab/>-Atención personalizada</text:span><text:span text:style-name="T6"><text:line-break/></text:span><text:span text:style-name="T5">-Instalación anterior<text:tab/><text:tab/><text:tab/><text:tab/><text:tab/><text:tab/>-Posibilidad de diversificar</text:span><text:span text:style-name="T6"><text:line-break/></text:span><text:span text:style-name="T5">-Clientela fija <text:tab/><text:tab/><text:tab/><text:tab/><text:tab/><text:tab/><text:tab/>-Posibilidad de diversificar</text:span></text:p>
      <text:p text:style-name="P5"><text:span text:style-name="T5">-Precios mas ajustados</text:span><text:span text:style-name="T4"/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Texto_20_independiente_20_Car" style:display-name="Texto independiente Car" style:family="text" style:parent-style-name="Default_20_Paragraph_20_Font">
      <style:text-properties fo:font-size="12pt" style:letter-kerning="true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pinlez</meta:initial-creator>
    <dc:creator>Fapinlez</dc:creator>
    <meta:editing-cycles>2</meta:editing-cycles>
    <meta:creation-date>2020-09-27T12:26:00</meta:creation-date>
    <dc:date>2020-09-27T12:26:00</dc:date>
    <meta:editing-duration>PT1M</meta:editing-duration>
    <meta:generator>LibreOffice/7.4.7.2$Linux_X86_64 LibreOffice_project/40$Build-2</meta:generator>
    <meta:document-statistic meta:table-count="0" meta:image-count="0" meta:object-count="0" meta:page-count="1" meta:paragraph-count="10" meta:word-count="147" meta:character-count="1068" meta:non-whitespace-character-count="877"/>
    <meta:user-defined meta:name="AppVersion">12.0000</meta:user-defined>
    <meta:template xlink:type="simple" xlink:actuate="onRequest" xlink:title="Normal" xlink:href=""/>
  </office:meta>
</office:document-meta>
</file>